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085f" officeooo:paragraph-rsid="0010085f"/>
    </style:style>
    <style:style style:name="P2" style:family="paragraph" style:parent-style-name="Standard">
      <style:paragraph-properties fo:text-align="center" style:justify-single-word="false"/>
      <style:text-properties officeooo:rsid="0010085f" officeooo:paragraph-rsid="0010085f"/>
    </style:style>
    <style:style style:name="P3" style:family="paragraph" style:parent-style-name="Standard">
      <style:text-properties officeooo:rsid="0012a3dd" officeooo:paragraph-rsid="0012a3dd"/>
    </style:style>
    <style:style style:name="P4" style:family="paragraph" style:parent-style-name="Standard">
      <style:text-properties officeooo:rsid="0012a3dd" officeooo:paragraph-rsid="00156154"/>
    </style:style>
    <style:style style:name="P5" style:family="paragraph" style:parent-style-name="Standard">
      <style:text-properties officeooo:rsid="00156154" officeooo:paragraph-rsid="00156154"/>
    </style:style>
    <style:style style:name="P6" style:family="paragraph" style:parent-style-name="Standard">
      <style:text-properties officeooo:rsid="001755a9" officeooo:paragraph-rsid="001755a9"/>
    </style:style>
    <style:style style:name="P7" style:family="paragraph" style:parent-style-name="Standard">
      <style:text-properties officeooo:rsid="00181642" officeooo:paragraph-rsid="00181642"/>
    </style:style>
    <style:style style:name="P8" style:family="paragraph" style:parent-style-name="Standard">
      <style:text-properties officeooo:rsid="0019a6ea" officeooo:paragraph-rsid="0019a6ea"/>
    </style:style>
    <style:style style:name="P9" style:family="paragraph" style:parent-style-name="Standard">
      <style:text-properties officeooo:rsid="001b3ced" officeooo:paragraph-rsid="001b3ced"/>
    </style:style>
    <style:style style:name="P10" style:family="paragraph" style:parent-style-name="Standard">
      <style:paragraph-properties fo:text-align="end" style:justify-single-word="false"/>
      <style:text-properties officeooo:rsid="001bf853" officeooo:paragraph-rsid="001bf853"/>
    </style:style>
    <style:style style:name="P11" style:family="paragraph" style:parent-style-name="Standard">
      <style:paragraph-properties fo:text-align="start" style:justify-single-word="false"/>
      <style:text-properties officeooo:rsid="001bf853" officeooo:paragraph-rsid="001bf853"/>
    </style:style>
    <style:style style:name="P12" style:family="paragraph" style:parent-style-name="Standard">
      <style:text-properties officeooo:rsid="001cdaaa" officeooo:paragraph-rsid="001cdaaa"/>
    </style:style>
    <style:style style:name="P13" style:family="paragraph" style:parent-style-name="Standard">
      <style:paragraph-properties fo:text-align="end" style:justify-single-word="false"/>
      <style:text-properties officeooo:rsid="001cdaaa" officeooo:paragraph-rsid="001cdaaa"/>
    </style:style>
    <style:style style:name="P14" style:family="paragraph" style:parent-style-name="Standard">
      <style:text-properties officeooo:rsid="001e4602" officeooo:paragraph-rsid="001e4602"/>
    </style:style>
    <style:style style:name="P15" style:family="paragraph" style:parent-style-name="Standard">
      <style:text-properties officeooo:rsid="001e4602" officeooo:paragraph-rsid="00200cb9"/>
    </style:style>
    <style:style style:name="P16" style:family="paragraph" style:parent-style-name="Standard">
      <style:text-properties officeooo:rsid="00200cb9" officeooo:paragraph-rsid="00200cb9"/>
    </style:style>
    <style:style style:name="P17" style:family="paragraph" style:parent-style-name="Standard">
      <style:paragraph-properties fo:text-align="end" style:justify-single-word="false"/>
      <style:text-properties officeooo:rsid="002146d6" officeooo:paragraph-rsid="002146d6"/>
    </style:style>
    <style:style style:name="P18" style:family="paragraph" style:parent-style-name="Standard">
      <style:text-properties officeooo:rsid="00226708" officeooo:paragraph-rsid="00226708"/>
    </style:style>
    <style:style style:name="P19" style:family="paragraph" style:parent-style-name="Standard">
      <style:text-properties officeooo:rsid="002417e1" officeooo:paragraph-rsid="002417e1"/>
    </style:style>
    <style:style style:name="P20" style:family="paragraph" style:parent-style-name="Standard">
      <style:paragraph-properties fo:text-align="end" style:justify-single-word="false"/>
      <style:text-properties officeooo:rsid="0025fab2" officeooo:paragraph-rsid="0025fab2"/>
    </style:style>
    <style:style style:name="P21" style:family="paragraph" style:parent-style-name="Standard">
      <style:paragraph-properties fo:text-align="start" style:justify-single-word="false"/>
      <style:text-properties officeooo:rsid="0025fab2" officeooo:paragraph-rsid="0025fab2"/>
    </style:style>
    <style:style style:name="P22" style:family="paragraph" style:parent-style-name="Standard">
      <style:paragraph-properties fo:text-align="start" style:justify-single-word="false"/>
      <style:text-properties officeooo:rsid="002705b9" officeooo:paragraph-rsid="002705b9"/>
    </style:style>
    <style:style style:name="P23" style:family="paragraph" style:parent-style-name="Standard">
      <style:paragraph-properties fo:text-align="start" style:justify-single-word="false"/>
      <style:text-properties officeooo:rsid="002a0fd3" officeooo:paragraph-rsid="002a0fd3"/>
    </style:style>
    <style:style style:name="P24" style:family="paragraph" style:parent-style-name="Standard">
      <style:paragraph-properties fo:text-align="start" style:justify-single-word="false"/>
      <style:text-properties officeooo:rsid="002bc323" officeooo:paragraph-rsid="002bc323"/>
    </style:style>
    <style:style style:name="P25" style:family="paragraph" style:parent-style-name="Standard">
      <style:paragraph-properties fo:text-align="end" style:justify-single-word="false"/>
      <style:text-properties officeooo:rsid="002d7d73" officeooo:paragraph-rsid="002d7d73"/>
    </style:style>
    <style:style style:name="P26" style:family="paragraph" style:parent-style-name="Standard">
      <style:text-properties fo:font-style="italic" officeooo:rsid="0012a3dd" officeooo:paragraph-rsid="0012a3dd" style:font-style-asian="italic" style:font-style-complex="italic"/>
    </style:style>
    <style:style style:name="P27" style:family="paragraph" style:parent-style-name="Standard">
      <style:paragraph-properties fo:text-align="start" style:justify-single-word="false"/>
      <style:text-properties officeooo:rsid="002f5d3a" officeooo:paragraph-rsid="002f5d3a"/>
    </style:style>
    <style:style style:name="P28" style:family="paragraph" style:parent-style-name="Standard">
      <style:paragraph-properties fo:text-align="start" style:justify-single-word="false"/>
      <style:text-properties officeooo:rsid="00312ea0" officeooo:paragraph-rsid="00312ea0"/>
    </style:style>
    <style:style style:name="P29" style:family="paragraph" style:parent-style-name="Standard">
      <style:paragraph-properties fo:text-align="start" style:justify-single-word="false"/>
      <style:text-properties officeooo:rsid="003254ec" officeooo:paragraph-rsid="003254ec"/>
    </style:style>
    <style:style style:name="P30" style:family="paragraph" style:parent-style-name="Standard">
      <style:text-properties officeooo:rsid="001fd291" officeooo:paragraph-rsid="00200cb9"/>
    </style:style>
    <style:style style:name="P31" style:family="paragraph" style:parent-style-name="Standard">
      <style:paragraph-properties fo:text-align="start" style:justify-single-word="false" fo:break-before="page"/>
      <style:text-properties officeooo:rsid="0025fab2" officeooo:paragraph-rsid="0025fab2"/>
    </style:style>
    <style:style style:name="T1" style:family="text">
      <style:text-properties officeooo:rsid="0011a1a8"/>
    </style:style>
    <style:style style:name="T2" style:family="text">
      <style:text-properties officeooo:rsid="0012fda7"/>
    </style:style>
    <style:style style:name="T3" style:family="text">
      <style:text-properties officeooo:rsid="0013cdf8"/>
    </style:style>
    <style:style style:name="T4" style:family="text">
      <style:text-properties officeooo:rsid="00172c70"/>
    </style:style>
    <style:style style:name="T5" style:family="text">
      <style:text-properties officeooo:rsid="0019a6ea"/>
    </style:style>
    <style:style style:name="T6" style:family="text">
      <style:text-properties officeooo:rsid="001fd291"/>
    </style:style>
    <style:style style:name="T7" style:family="text">
      <style:text-properties officeooo:rsid="002146d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tailed understanding of <text:span text:style-name="T1">differentials</text:span></text:p>
      <text:p text:style-name="P2">by Sven Nilsen</text:p>
      <text:p text:style-name="P1"/>
      <text:p text:style-name="P26">When learning the differential of functions, it is common to assume that the function must be differentiable at a point, or you use a limit notation that tells which side you approach it. In numerical analysis this can be ambiguous because the meaning of which side you approach something is derived from multiple expression<text:span text:style-name="T2">s</text:span>. <text:span text:style-name="T3">This article explains the connection between limits and the use of a small number to find the differential for an arbitrary function.</text:span></text:p>
      <text:p text:style-name="P3"/>
      <text:p text:style-name="P5">Assume that we analyze a function that is continuous, but not differential. It has a well defined value at the point and very close to it. What we find is that <text:span text:style-name="T4">approaching the point from one side give a different answer than approaching it from the other side:</text:span></text:p>
      <text:p text:style-name="P3"/>
      <text:p text:style-name="P3"><draw:frame draw:style-name="fr1" draw:name="Object1" text:anchor-type="as-char" svg:y="-0.2598in" svg:width="3.4429in" svg:height="0.320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>Formula 1.1</text:p>
      <text:p text:style-name="P3"/>
      <text:p text:style-name="P6">One can think of the function as two sub functions glued together. At the non-differential point i has two differentials, one for each direction:</text:p>
      <text:p text:style-name="P3"/>
      <text:p text:style-name="P4"><draw:frame draw:style-name="fr1" draw:name="Object2" text:anchor-type="as-char" svg:y="-0.152in" svg:width="1.1937in" svg:height="0.213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0">Formula 1.2</text:p>
      <text:p text:style-name="P4"/>
      <text:p text:style-name="P7">So, a continuous function does not have to be strictly non-differential, but can have multiple ones. How we deal with this depends on the tools we have to approach a point from different sides.</text:p>
      <text:p text:style-name="P7"/>
      <text:p text:style-name="P7">The surprising thing about this is that a function <text:span text:style-name="T5">can</text:span> have more than one differential at a point irrespective of the choice of how close you approach it. <text:span text:style-name="T5">By definition, of course. One could define that the differential smoothes the transition for less values than a certain limit. This would give the function a single differential.</text:span></text:p>
      <text:p text:style-name="P7"/>
      <text:p text:style-name="P8">When deriving the formula of double differential for a function, it is more rigorous to include the notation of which side we are working with:</text:p>
      <text:p text:style-name="P8"/>
      <text:p text:style-name="P8"><draw:frame draw:style-name="fr1" draw:name="Object3" text:anchor-type="as-char" svg:y="-0.2598in" svg:width="2.2929in" svg:height="0.320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>Formula 1.3</text:p>
      <text:p text:style-name="P8"/>
      <text:p text:style-name="P8">We introduce a new infinitesimal, labeling the first 1 and the new 2:</text:p>
      <text:p text:style-name="P8"/>
      <text:p text:style-name="P8"><draw:frame draw:style-name="fr1" draw:name="Object4" text:anchor-type="as-char" svg:y="-0.2728in" svg:width="3.0811in" svg:height="0.383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0">Formula 1.4</text:p>
      <text:p text:style-name="P8"/>
      <text:p text:style-name="P9">This is done by substitution:</text:p>
      <text:p text:style-name="P9"/>
      <text:p text:style-name="P9"><draw:frame draw:style-name="fr1" draw:name="Object5" text:anchor-type="as-char" svg:y="-0.2126in" svg:width="0.6516in" svg:height="0.390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0"><text:soft-page-break/></text:p>
      <text:p text:style-name="P11">Then we use Formula 1.3 again, substituting twice:</text:p>
      <text:p text:style-name="P9"/>
      <text:p text:style-name="P9"><draw:frame draw:style-name="fr1" draw:name="Object6" text:anchor-type="as-char" svg:y="-0.2728in" svg:width="2.5634in" svg:height="0.383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3">Formula 1.5</text:p>
      <text:p text:style-name="P9"/>
      <text:p text:style-name="P9"><draw:frame draw:style-name="fr1" draw:name="Object7" text:anchor-type="as-char" svg:y="-0.2in" svg:width="0.4563in" svg:height="0.3654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9"/>
      <text:p text:style-name="P12">To insert Formula 1.4 in 1.5, we have to make the following assumption:</text:p>
      <text:p text:style-name="P12"/>
      <text:p text:style-name="P12"><draw:frame draw:style-name="fr1" draw:name="Object8" text:anchor-type="as-char" svg:y="-0.152in" svg:width="2.1957in" svg:height="0.2272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7">Formula 1.6</text:p>
      <text:p text:style-name="P12"/>
      <text:p text:style-name="P15">This is true because we are approaching it from the same side as we are approaching the double diff<text:span text:style-name="T6">e</text:span>rential.</text:p>
      <text:p text:style-name="P15"/>
      <text:p text:style-name="P30">This is a problem for:</text:p>
      <text:p text:style-name="P14"/>
      <text:p text:style-name="P14"><draw:frame draw:style-name="fr1" draw:name="Object9" text:anchor-type="as-char" svg:y="-0.152in" svg:width="1.7252in" svg:height="0.22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7">Formula 1.7</text:p>
      <text:p text:style-name="P14"/>
      <text:p text:style-name="P16">Because it does not bind to the limit variable.</text:p>
      <text:p text:style-name="P16"/>
      <text:p text:style-name="P16">However, <text:span text:style-name="T7">let us pretend this work for a moment a</text:span>nd insert <text:span text:style-name="T7">labels in Formula 1.3</text:span>:</text:p>
      <text:p text:style-name="P16"/>
      <text:p text:style-name="P16"><draw:frame draw:style-name="fr1" draw:name="Object12" text:anchor-type="as-char" svg:y="-0.2728in" svg:width="2.3736in" svg:height="0.3835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7">Formula 1.8</text:p>
      <text:p text:style-name="P16"/>
      <text:p text:style-name="P16">We can expand the right side <text:span text:style-name="T7">in Formula 1.7 with Formula 1.8</text:span>:</text:p>
      <text:p text:style-name="P16"/>
      <text:p text:style-name="P16"><draw:frame draw:style-name="fr1" draw:name="Object11" text:anchor-type="as-char" svg:y="-0.2728in" svg:width="2.9154in" svg:height="0.3835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6"/>
      <text:p text:style-name="P18">Now we see this work because the two limits are approaching the point from the same side.</text:p>
      <text:p text:style-name="P18"/>
      <text:p text:style-name="P19">Let us use what we have and insert into Formula 1.5:</text:p>
      <text:p text:style-name="P18"/>
      <text:p text:style-name="P18"><draw:frame draw:style-name="fr1" draw:name="Object10" text:anchor-type="as-char" svg:y="-0.4429in" svg:width="5.4063in" svg:height="0.5543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8"/>
      <text:p text:style-name="P20">Formula 1.9</text:p>
      <text:p text:style-name="P21"/>
      <text:p text:style-name="P21"/>
      <text:p text:style-name="P31">Now we set the two infinitesimals equal to each other and simplify by removing the inner limits:</text:p>
      <text:p text:style-name="P21"/>
      <text:p text:style-name="P21"><draw:frame draw:style-name="fr1" draw:name="Object13" text:anchor-type="as-char" svg:y="-0.2598in" svg:width="3.1602in" svg:height="0.4071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0">Formula 1.10</text:p>
      <text:p text:style-name="P21"/>
      <text:p text:style-name="P22">This formula can be used to find the differential at one side without putting the restriction on the point to have only one differential.</text:p>
      <text:p text:style-name="P22"/>
      <text:p text:style-name="P23">When there is only one differential, we can “slide” the formula to take a value on both sides:</text:p>
      <text:p text:style-name="P23"/>
      <text:p text:style-name="P23"><draw:frame draw:style-name="fr1" draw:name="Object14" text:anchor-type="as-char" svg:y="-0.2598in" svg:width="3.1134in" svg:height="0.4071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5">Formula 1.11</text:p>
      <text:p text:style-name="P23"/>
      <text:p text:style-name="P24">This is done by substitution:</text:p>
      <text:p text:style-name="P24"/>
      <text:p text:style-name="P24"><draw:frame draw:style-name="fr1" draw:name="Object15" text:anchor-type="as-char" svg:y="-0.1484in" svg:width="0.6256in" svg:height="0.1839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24"/>
      <text:p text:style-name="P27">When applying Formula 1.11 in numerical analysis, it will “smooth” out the transition of the differential.</text:p>
      <text:p text:style-name="P24"/>
      <text:p text:style-name="P27">When applying Formula 1.10, it will give different answers depending on which side you approach the point.</text:p>
      <text:p text:style-name="P27"/>
      <text:p text:style-name="P28">These are assumptions we make when doing numerical simulations.</text:p>
      <text:p text:style-name="P28"/>
      <text:p text:style-name="P29">THE 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1:06:30.103566000</meta:creation-date>
    <dc:date>2016-05-30T13:01:07.787169000</dc:date>
    <meta:editing-duration>PT1H8M59S</meta:editing-duration>
    <meta:editing-cycles>27</meta:editing-cycles>
    <meta:generator>LibreOffice/5.1.2.2$MacOSX_X86_64 LibreOffice_project/d3bf12ecb743fc0d20e0be0c58ca359301eb705f</meta:generator>
    <meta:document-statistic meta:table-count="0" meta:image-count="0" meta:object-count="15" meta:page-count="3" meta:paragraph-count="53" meta:word-count="527" meta:character-count="3026" meta:non-whitespace-character-count="2537"/>
  </office:meta>
</office:document-meta>
</file>

<file path=Object 1/content.xml><?xml version="1.0" encoding="utf-8"?>
<math xmlns="http://www.w3.org/1998/Math/MathML" display="block">
  <semantics>
    <mrow>
      <mrow>
        <msub>
          <mi>lim</mi>
          <mrow>
            <mi mathvariant="normal">ε</mi>
            <mrow>
              <mo stretchy="false">→</mo>
              <mo stretchy="false">+</mo>
              <mn>0</mn>
            </mrow>
          </mrow>
        </msub>
        <mrow>
          <mo fence="true" stretchy="false">(</mo>
          <mrow>
            <mfrac>
              <mrow>
                <mi>f</mi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i mathvariant="normal">ε</mi>
                      </mrow>
                    </mrow>
                    <mo fence="true" stretchy="false">)</mo>
                  </mrow>
                  <mo stretchy="false">−</mo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i mathvariant="normal">ε</mi>
            </mfrac>
          </mrow>
          <mo fence="true" stretchy="false">)</mo>
        </mrow>
      </mrow>
      <mo stretchy="false">≠</mo>
      <mrow>
        <msub>
          <mi>lim</mi>
          <mrow>
            <mi mathvariant="normal">ε</mi>
            <mrow>
              <mo stretchy="false">→</mo>
              <mo stretchy="false">−</mo>
              <mn>0</mn>
            </mrow>
          </mrow>
        </msub>
        <mrow>
          <mo fence="true" stretchy="false">(</mo>
          <mrow>
            <mfrac>
              <mrow>
                <mi>f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f</mi>
                </mrow>
                <mrow>
                  <mo fence="true" stretchy="false">(</mo>
                  <mrow>
                    <mrow>
                      <mi>x</mi>
                      <mo stretchy="false">−</mo>
                      <mi mathvariant="normal">ε</mi>
                    </mrow>
                  </mrow>
                  <mo fence="true" stretchy="false">)</mo>
                </mrow>
              </mrow>
              <mi mathvariant="normal">ε</mi>
            </mfrac>
          </mrow>
          <mo fence="true" stretchy="false">)</mo>
        </mrow>
      </mrow>
    </mrow>
    <annotation encoding="StarMath 5.0">lim rsub{%varepsilon -&gt; +0} ({f(x+%varepsilon) - f(x)} over {%varepsilon} ) neq  lim rsub{%varepsilon -&gt; -0} ({f(x) - f(x-%varepsilon)} over {%varepsilon} )</annotation>
  </semantics>
</math>
</file>

<file path=Object 10/content.xml><?xml version="1.0" encoding="utf-8"?>
<math xmlns="http://www.w3.org/1998/Math/MathML" display="block">
  <semantics>
    <mrow>
      <mi>f</mi>
      <mi>'</mi>
      <msub>
        <mi>'</mi>
        <mrow>
          <mo stretchy="false">+</mo>
          <mn>0</mn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lim</mi>
            <mrow>
              <msub>
                <mi mathvariant="normal">ε</mi>
                <mn>2</mn>
              </msub>
              <mrow>
                <mo stretchy="false">→</mo>
                <mo stretchy="false">+</mo>
                <mn>0</mn>
              </mrow>
            </mrow>
          </msub>
          <mrow>
            <mo fence="true" stretchy="false">(</mo>
            <mrow>
              <mfrac>
                <mrow>
                  <mrow>
                    <msub>
                      <mi>lim</mi>
                      <mrow>
                        <msub>
                          <mi mathvariant="normal">ε</mi>
                          <mn>1</mn>
                        </msub>
                        <mrow>
                          <mo stretchy="false">→</mo>
                          <mo stretchy="false">+</mo>
                          <mn>0</mn>
                        </mrow>
                      </mrow>
                    </msub>
                    <mrow>
                      <mo fence="true" stretchy="false">(</mo>
                      <mrow>
                        <mfrac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row>
                                    <mi>x</mi>
                                    <mo stretchy="false">+</mo>
                                    <msub>
                                      <mi mathvariant="normal">ε</mi>
                                      <mn>1</mn>
                                    </msub>
                                    <mo stretchy="false">+</mo>
                                    <msub>
                                      <mi mathvariant="normal">ε</mi>
                                      <mn>2</mn>
                                    </msub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i>f</mi>
                            </mrow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sub>
                                    <mi mathvariant="normal">ε</mi>
                                    <mn>2</mn>
                                  </msub>
                                </mrow>
                              </mrow>
                              <mo fence="true" stretchy="false">)</mo>
                            </mrow>
                          </mrow>
                          <msub>
                            <mi mathvariant="normal">ε</mi>
                            <mn>1</mn>
                          </msub>
                        </mfrac>
                      </mrow>
                      <mo fence="true" stretchy="false">)</mo>
                    </mrow>
                  </mrow>
                  <mo stretchy="false">−</mo>
                  <mrow>
                    <msub>
                      <mi>lim</mi>
                      <mrow>
                        <msub>
                          <mi mathvariant="normal">ε</mi>
                          <mn>1</mn>
                        </msub>
                        <mrow>
                          <mo stretchy="false">→</mo>
                          <mo stretchy="false">+</mo>
                          <mn>0</mn>
                        </mrow>
                      </mrow>
                    </msub>
                    <mrow>
                      <mo fence="true" stretchy="false">(</mo>
                      <mrow>
                        <mfrac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row>
                                    <mi>x</mi>
                                    <mo stretchy="false">+</mo>
                                    <msub>
                                      <mi mathvariant="normal">ε</mi>
                                      <mn>1</mn>
                                    </msub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i>f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  <msub>
                            <mi mathvariant="normal">ε</mi>
                            <mn>1</mn>
                          </msub>
                        </mfrac>
                      </mrow>
                      <mo fence="true" stretchy="false">)</mo>
                    </mrow>
                  </mrow>
                </mrow>
                <msub>
                  <mi mathvariant="normal">ε</mi>
                  <mn>2</mn>
                </msub>
              </mfrac>
            </mrow>
            <mo fence="true" stretchy="false">)</mo>
          </mrow>
        </mrow>
      </mrow>
    </mrow>
    <annotation encoding="StarMath 5.0">f'' rsub { +0 } ( x ) = lim rsub { %varepsilon rsub 2 -&gt; +0 } ( {lim rsub { %varepsilon rsub 1 -&gt; +0 } ( {f(x+%varepsilon rsub 1 + %varepsilon rsub 2) - f(x + %varepsilon rsub 2)} over {%varepsilon rsub 1} ) - lim rsub { %varepsilon rsub 1 -&gt; +0 } ( {f(x+%varepsilon rsub 1) - f(x)} over {%varepsilon rsub 1} )} over {%varepsilon rsub 2} )</annotation>
  </semantics>
</math>
</file>

<file path=Object 11/content.xml><?xml version="1.0" encoding="utf-8"?>
<math xmlns="http://www.w3.org/1998/Math/MathML" display="block">
  <semantics>
    <mrow>
      <msub>
        <mi>lim</mi>
        <mrow>
          <msub>
            <mi mathvariant="normal">ε</mi>
            <mn>2</mn>
          </msub>
          <mrow>
            <mo stretchy="false">→</mo>
            <mo stretchy="false">+</mo>
            <mn>0</mn>
          </mrow>
        </mrow>
      </msub>
      <mrow>
        <mo fence="true" stretchy="false">(</mo>
        <mrow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b>
                  <mi>lim</mi>
                  <mrow>
                    <msub>
                      <mi mathvariant="normal">ε</mi>
                      <mn>1</mn>
                    </msub>
                    <mrow>
                      <mo stretchy="false">→</mo>
                      <mo stretchy="false">+</mo>
                      <mn>0</mn>
                    </mrow>
                  </mrow>
                </msub>
                <mrow>
                  <mo fence="true" stretchy="false">(</mo>
                  <mrow>
                    <mfrac>
                      <mrow>
                        <mi>f</mi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sub>
                                  <mi mathvariant="normal">ε</mi>
                                  <mn>1</mn>
                                </msub>
                              </mrow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sub>
                        <mi mathvariant="normal">ε</mi>
                        <mn>1</mn>
                      </msub>
                    </mfrac>
                  </mrow>
                  <mo fence="true" stretchy="false">)</mo>
                </mrow>
              </mrow>
            </mrow>
          </mrow>
        </mrow>
        <mo fence="true" stretchy="false">)</mo>
      </mrow>
    </mrow>
    <annotation encoding="StarMath 5.0">lim rsub {%varepsilon rsub 2 -&gt; +0} (f'( x ) = lim rsub {%varepsilon rsub 1 -&gt; +0}( {f(x + %varepsilon rsub 1) - f(x)} over {%varepsilon rsub 1}))</annotation>
  </semantics>
</math>
</file>

<file path=Object 12/content.xml><?xml version="1.0" encoding="utf-8"?>
<math xmlns="http://www.w3.org/1998/Math/MathML" display="block">
  <semantics>
    <mrow>
      <mi>f</mi>
      <msub>
        <mi>'</mi>
        <mrow>
          <mo stretchy="false">+</mo>
          <mn>0</mn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lim</mi>
            <mrow>
              <msub>
                <mi mathvariant="normal">ε</mi>
                <mn>1</mn>
              </msub>
              <mrow>
                <mo stretchy="false">→</mo>
                <mo stretchy="false">+</mo>
                <mn>0</mn>
              </mrow>
            </mrow>
          </msub>
          <mrow>
            <mo fence="true" stretchy="false">(</mo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sub>
                            <mi mathvariant="normal">ε</mi>
                            <mn>1</mn>
                          </msub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sub>
                  <mi mathvariant="normal">ε</mi>
                  <mn>1</mn>
                </msub>
              </mfrac>
            </mrow>
            <mo fence="true" stretchy="false">)</mo>
          </mrow>
        </mrow>
      </mrow>
    </mrow>
    <annotation encoding="StarMath 5.0">f' rsub { +0 } ( x ) = lim rsub { %varepsilon rsub 1 -&gt; +0 } ( {f(x+%varepsilon rsub 1) - f(x)} over {%varepsilon rsub 1} )</annotation>
  </semantics>
</math>
</file>

<file path=Object 13/content.xml><?xml version="1.0" encoding="utf-8"?>
<math xmlns="http://www.w3.org/1998/Math/MathML" display="block">
  <semantics>
    <mrow>
      <mi>f</mi>
      <mi>'</mi>
      <msub>
        <mi>'</mi>
        <mrow>
          <mo stretchy="false">+</mo>
          <mn>0</mn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lim</mi>
            <mrow>
              <mi mathvariant="normal">ε</mi>
              <mrow>
                <mo stretchy="false">→</mo>
                <mo stretchy="false">+</mo>
                <mn>0</mn>
              </mrow>
            </mrow>
          </msub>
          <mrow>
            <mo fence="true" stretchy="false">(</mo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row>
                            <mi>x</mi>
                            <mo stretchy="false">+</mo>
                            <mn>2</mn>
                          </mrow>
                          <mi mathvariant="normal">ε</mi>
                        </mrow>
                      </mrow>
                      <mo fence="true" stretchy="false">)</mo>
                    </mrow>
                    <mo stretchy="false">−</mo>
                    <mn>2</mn>
                  </mrow>
                  <mi>f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 mathvariant="normal">ε</mi>
                        </mrow>
                      </mrow>
                      <mo fence="true" stretchy="false">)</mo>
                    </mrow>
                    <mo stretchy="false">+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sup>
                  <mi mathvariant="normal">ε</mi>
                  <mn>2</mn>
                </msup>
              </mfrac>
            </mrow>
            <mo fence="true" stretchy="false">)</mo>
          </mrow>
        </mrow>
      </mrow>
    </mrow>
    <annotation encoding="StarMath 5.0">f'' rsub { +0 } ( x ) = lim rsub { %varepsilon -&gt; +0 } ( {f(x+2 %varepsilon) - 2f(x+%varepsilon) + f(x)} over {%varepsilon rsup 2} )</annotation>
  </semantics>
</math>
</file>

<file path=Object 14/content.xml><?xml version="1.0" encoding="utf-8"?>
<math xmlns="http://www.w3.org/1998/Math/MathML" display="block">
  <semantics>
    <mrow>
      <mi>f</mi>
      <mi>'</mi>
      <msub>
        <mi>'</mi>
        <mrow>
          <mo stretchy="false">±</mo>
          <mn>0</mn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lim</mi>
            <mrow>
              <mi mathvariant="normal">ε</mi>
              <mrow>
                <mo stretchy="false">→</mo>
                <mo stretchy="false">±</mo>
                <mn>0</mn>
              </mrow>
            </mrow>
          </msub>
          <mrow>
            <mo fence="true" stretchy="false">(</mo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 mathvariant="normal">ε</mi>
                        </mrow>
                      </mrow>
                      <mo fence="true" stretchy="false">)</mo>
                    </mrow>
                    <mo stretchy="false">−</mo>
                    <mn>2</mn>
                  </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f</mi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i mathvariant="normal">ε</mi>
                      </mrow>
                    </mrow>
                    <mo fence="true" stretchy="false">)</mo>
                  </mrow>
                </mrow>
                <msup>
                  <mi mathvariant="normal">ε</mi>
                  <mn>2</mn>
                </msup>
              </mfrac>
            </mrow>
            <mo fence="true" stretchy="false">)</mo>
          </mrow>
        </mrow>
      </mrow>
    </mrow>
    <annotation encoding="StarMath 5.0">f'' rsub { +-0 } ( x ) = lim rsub { %varepsilon -&gt; +-0 } ( {f(x+ %varepsilon) - 2f(x) + f(x - %varepsilon)} over {%varepsilon rsup 2} )</annotation>
  </semantics>
</math>
</file>

<file path=Object 15/content.xml><?xml version="1.0" encoding="utf-8"?>
<math xmlns="http://www.w3.org/1998/Math/MathML" display="block">
  <semantics>
    <mrow>
      <mi>x</mi>
      <mo stretchy="false">→</mo>
      <mrow>
        <mi>x</mi>
        <mo stretchy="false">−</mo>
        <mi mathvariant="normal">ε</mi>
      </mrow>
    </mrow>
    <annotation encoding="StarMath 5.0">x -&gt; x - %varepsilon</annotation>
  </semantics>
</math>
</file>

<file path=Object 2/content.xml><?xml version="1.0" encoding="utf-8"?>
<math xmlns="http://www.w3.org/1998/Math/MathML" display="block">
  <semantics>
    <mrow>
      <mi>f</mi>
      <msub>
        <mi>'</mi>
        <mrow>
          <mo stretchy="false">+</mo>
          <mn>0</mn>
        </mrow>
      </msub>
      <mrow>
        <mrow>
          <mo fence="true" stretchy="false">(</mo>
          <mrow>
            <mi>x</mi>
          </mrow>
          <mo fence="true" stretchy="false">)</mo>
        </mrow>
        <mo stretchy="false">≠</mo>
        <mi>f</mi>
      </mrow>
      <msub>
        <mi>'</mi>
        <mrow>
          <mo stretchy="false">−</mo>
          <mn>0</mn>
        </mrow>
      </msub>
      <mrow>
        <mo fence="true" stretchy="false">(</mo>
        <mrow>
          <mi>x</mi>
        </mrow>
        <mo fence="true" stretchy="false">)</mo>
      </mrow>
    </mrow>
    <annotation encoding="StarMath 5.0">f ' rsub { +0 } ( x ) neq f' rsub { -0 } ( x )</annotation>
  </semantics>
</math>
</file>

<file path=Object 3/content.xml><?xml version="1.0" encoding="utf-8"?>
<math xmlns="http://www.w3.org/1998/Math/MathML" display="block">
  <semantics>
    <mrow>
      <mi>f</mi>
      <msub>
        <mi>'</mi>
        <mrow>
          <mo stretchy="false">+</mo>
          <mn>0</mn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lim</mi>
            <mrow>
              <mi mathvariant="normal">ε</mi>
              <mrow>
                <mo stretchy="false">→</mo>
                <mo stretchy="false">+</mo>
                <mn>0</mn>
              </mrow>
            </mrow>
          </msub>
          <mrow>
            <mo fence="true" stretchy="false">(</mo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 mathvariant="normal">ε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normal">ε</mi>
              </mfrac>
            </mrow>
            <mo fence="true" stretchy="false">)</mo>
          </mrow>
        </mrow>
      </mrow>
    </mrow>
    <annotation encoding="StarMath 5.0">f' rsub { +0 } ( x ) = lim rsub { %varepsilon -&gt; +0 } ( {f(x+%varepsilon) - f(x)} over {%varepsilon} )</annotation>
  </semantics>
</math>
</file>

<file path=Object 4/content.xml><?xml version="1.0" encoding="utf-8"?>
<math xmlns="http://www.w3.org/1998/Math/MathML" display="block">
  <semantics>
    <mrow>
      <mi>f</mi>
      <msub>
        <mi>'</mi>
        <mrow>
          <mo stretchy="false">+</mo>
          <mn>0</mn>
        </mrow>
      </msub>
      <mrow>
        <mrow>
          <mo fence="true" stretchy="false">(</mo>
          <mrow>
            <mrow>
              <mi>x</mi>
              <mo stretchy="false">+</mo>
              <msub>
                <mi mathvariant="normal">ε</mi>
                <mn>2</mn>
              </msub>
            </mrow>
          </mrow>
          <mo fence="true" stretchy="false">)</mo>
        </mrow>
        <mo stretchy="false">=</mo>
        <mrow>
          <msub>
            <mi>lim</mi>
            <mrow>
              <msub>
                <mi mathvariant="normal">ε</mi>
                <mn>1</mn>
              </msub>
              <mrow>
                <mo stretchy="false">→</mo>
                <mo stretchy="false">+</mo>
                <mn>0</mn>
              </mrow>
            </mrow>
          </msub>
          <mrow>
            <mo fence="true" stretchy="false">(</mo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sub>
                            <mi mathvariant="normal">ε</mi>
                            <mn>1</mn>
                          </msub>
                          <mo stretchy="false">+</mo>
                          <msub>
                            <mi mathvariant="normal">ε</mi>
                            <mn>2</mn>
                          </msub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sub>
                          <mi mathvariant="normal">ε</mi>
                          <mn>2</mn>
                        </msub>
                      </mrow>
                    </mrow>
                    <mo fence="true" stretchy="false">)</mo>
                  </mrow>
                </mrow>
                <msub>
                  <mi mathvariant="normal">ε</mi>
                  <mn>1</mn>
                </msub>
              </mfrac>
            </mrow>
            <mo fence="true" stretchy="false">)</mo>
          </mrow>
        </mrow>
      </mrow>
    </mrow>
    <annotation encoding="StarMath 5.0">f' rsub { +0 } ( x + %varepsilon rsub 2 ) = lim rsub { %varepsilon rsub 1 -&gt; +0 } ( {f(x+%varepsilon rsub 1 + %varepsilon rsub 2) - f(x + %varepsilon rsub 2)} over {%varepsilon rsub 1} )</annotation>
  </semantics>
</math>
</file>

<file path=Object 5/content.xml><?xml version="1.0" encoding="utf-8"?>
<math xmlns="http://www.w3.org/1998/Math/MathML" display="block">
  <semantics>
    <mtable>
      <mtr>
        <mtd>
          <mrow>
            <mi>x</mi>
            <mo stretchy="false">→</mo>
            <mrow>
              <mi>x</mi>
              <mo stretchy="false">+</mo>
              <msub>
                <mi mathvariant="normal">ε</mi>
                <mn>2</mn>
              </msub>
            </mrow>
          </mrow>
        </mtd>
      </mtr>
      <mtr>
        <mtd>
          <mrow>
            <mi mathvariant="normal">ε</mi>
            <mo stretchy="false">→</mo>
            <msub>
              <mi mathvariant="normal">ε</mi>
              <mn>1</mn>
            </msub>
          </mrow>
        </mtd>
      </mtr>
    </mtable>
    <annotation encoding="StarMath 5.0">x -&gt; x + %varepsilon rsub 2 newline
%varepsilon -&gt; %varepsilon rsub 1</annotation>
  </semantics>
</math>
</file>

<file path=Object 6/content.xml><?xml version="1.0" encoding="utf-8"?>
<math xmlns="http://www.w3.org/1998/Math/MathML" display="block">
  <semantics>
    <mrow>
      <mi>f</mi>
      <mi>'</mi>
      <msub>
        <mi>'</mi>
        <mrow>
          <mo stretchy="false">+</mo>
          <mn>0</mn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lim</mi>
            <mrow>
              <msub>
                <mi mathvariant="normal">ε</mi>
                <mn>2</mn>
              </msub>
              <mrow>
                <mo stretchy="false">→</mo>
                <mo stretchy="false">+</mo>
                <mn>0</mn>
              </mrow>
            </mrow>
          </msub>
          <mrow>
            <mo fence="true" stretchy="false">(</mo>
            <mrow>
              <mfrac>
                <mrow>
                  <mi>f</mi>
                  <mi>'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sub>
                            <mi mathvariant="normal">ε</mi>
                            <mn>2</mn>
                          </msub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sub>
                  <mi mathvariant="normal">ε</mi>
                  <mn>2</mn>
                </msub>
              </mfrac>
            </mrow>
            <mo fence="true" stretchy="false">)</mo>
          </mrow>
        </mrow>
      </mrow>
    </mrow>
    <annotation encoding="StarMath 5.0">f'' rsub { +0 } ( x ) = lim rsub { %varepsilon rsub 2 -&gt; +0 } ( {f'(x+%varepsilon rsub 2) - f'(x)} over {%varepsilon rsub 2} )</annotation>
  </semantics>
</math>
</file>

<file path=Object 7/content.xml><?xml version="1.0" encoding="utf-8"?>
<math xmlns="http://www.w3.org/1998/Math/MathML" display="block">
  <semantics>
    <mtable>
      <mtr>
        <mtd>
          <mrow>
            <mi>f</mi>
            <mo stretchy="false">→</mo>
            <mi>f</mi>
            <mi>'</mi>
          </mrow>
        </mtd>
      </mtr>
      <mtr>
        <mtd>
          <mrow>
            <mi mathvariant="normal">ε</mi>
            <mo stretchy="false">→</mo>
            <msub>
              <mi mathvariant="normal">ε</mi>
              <mn>2</mn>
            </msub>
          </mrow>
        </mtd>
      </mtr>
    </mtable>
    <annotation encoding="StarMath 5.0">f -&gt; f' newline
%varepsilon -&gt; %varepsilon rsub 2</annotation>
  </semantics>
</math>
</file>

<file path=Object 8/content.xml><?xml version="1.0" encoding="utf-8"?>
<math xmlns="http://www.w3.org/1998/Math/MathML" display="block">
  <semantics>
    <mrow>
      <msub>
        <mi>lim</mi>
        <mrow>
          <msub>
            <mi mathvariant="normal">ε</mi>
            <mn>2</mn>
          </msub>
          <mrow>
            <mo stretchy="false">→</mo>
            <mo stretchy="false">+</mo>
            <mn>0</mn>
          </mrow>
        </mrow>
      </msub>
      <mrow>
        <mo fence="true" stretchy="false">(</mo>
        <mrow>
          <mrow>
            <mi>f</mi>
            <mi>'</mi>
            <mrow>
              <mrow>
                <mo fence="true" stretchy="false">(</mo>
                <mrow>
                  <mrow>
                    <mi>x</mi>
                    <mo stretchy="false">+</mo>
                    <msub>
                      <mi mathvariant="normal">ε</mi>
                      <mn>2</mn>
                    </msub>
                  </mrow>
                </mrow>
                <mo fence="true" stretchy="false">)</mo>
              </mrow>
              <mo stretchy="false">=</mo>
              <mi>f</mi>
            </mrow>
            <msub>
              <mi>'</mi>
              <mrow>
                <mo stretchy="false">+</mo>
                <mn>0</mn>
              </mrow>
            </msub>
            <mrow>
              <mo fence="true" stretchy="false">(</mo>
              <mrow>
                <mrow>
                  <mi>x</mi>
                  <mo stretchy="false">+</mo>
                  <msub>
                    <mi mathvariant="normal">ε</mi>
                    <mn>2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lim rsub {%varepsilon rsub 2 -&gt; +0} (f'( x+%varepsilon rsub 2 ) = f' rsub { +0 } ( x+%varepsilon rsub 2 ))</annotation>
  </semantics>
</math>
</file>

<file path=Object 9/content.xml><?xml version="1.0" encoding="utf-8"?>
<math xmlns="http://www.w3.org/1998/Math/MathML" display="block">
  <semantics>
    <mrow>
      <msub>
        <mi>lim</mi>
        <mrow>
          <msub>
            <mi mathvariant="normal">ε</mi>
            <mn>2</mn>
          </msub>
          <mrow>
            <mo stretchy="false">→</mo>
            <mo stretchy="false">+</mo>
            <mn>0</mn>
          </mrow>
        </mrow>
      </msub>
      <mrow>
        <mo fence="true" stretchy="false">(</mo>
        <mrow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sub>
              <mi>'</mi>
              <mrow>
                <mo stretchy="false">+</mo>
                <mn>0</mn>
              </mrow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lim rsub {%varepsilon rsub 2 -&gt; +0} (f'( x ) = f' rsub { +0 } ( x ))</annotation>
  </semantics>
</math>
</file>